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Standard">
      <style:paragraph-properties fo:line-height="115%" fo:text-align="center" style:justify-single-word="false" style:page-number="1"/>
      <style:text-properties fo:font-size="20pt" style:font-size-asian="20pt" style:font-size-complex="20pt"/>
    </style:style>
    <style:style style:name="P2" style:family="paragraph" style:parent-style-name="Horizontal_20_Line">
      <style:paragraph-properties fo:line-height="115%"/>
      <style:text-properties fo:font-size="12pt" fo:font-weight="bold" officeooo:paragraph-rsid="004b3e84" style:font-size-asian="12pt" style:font-weight-asian="bold" style:font-size-complex="12pt" style:font-weight-complex="bold"/>
    </style:style>
    <style:style style:name="P3" style:family="paragraph" style:parent-style-name="Horizontal_20_Line">
      <style:paragraph-properties fo:line-height="115%"/>
      <style:text-properties fo:font-size="12pt" fo:font-weight="bold" officeooo:paragraph-rsid="003ec382" style:font-size-asian="12pt" style:font-weight-asian="bold" style:font-size-complex="12pt" style:font-weight-complex="bold"/>
    </style:style>
    <style:style style:name="P4" style:family="paragraph" style:parent-style-name="Horizontal_20_Line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Horizontal_20_Line">
      <style:text-properties fo:font-size="12pt" fo:font-weight="bold" officeooo:rsid="0051be3f" officeooo:paragraph-rsid="0051be3f" style:font-size-asian="12pt" style:font-weight-asian="bold" style:font-size-complex="12pt" style:font-weight-complex="bold"/>
    </style:style>
    <style:style style:name="P6" style:family="paragraph" style:parent-style-name="Horizontal_20_Line">
      <style:text-properties fo:font-size="12pt" fo:font-weight="bold" officeooo:rsid="0051be3f" officeooo:paragraph-rsid="00525a52" style:font-size-asian="12pt" style:font-weight-asian="bold" style:font-size-complex="12pt" style:font-weight-complex="bold"/>
    </style:style>
    <style:style style:name="P7" style:family="paragraph" style:parent-style-name="Horizontal_20_Line">
      <style:paragraph-properties fo:line-height="115%"/>
      <style:text-properties fo:font-size="12pt" fo:font-weight="bold" style:font-size-asian="12pt" style:font-weight-asian="bold" style:font-size-complex="12pt"/>
    </style:style>
    <style:style style:name="P8" style:family="paragraph" style:parent-style-name="Horizontal_20_Line">
      <style:paragraph-properties fo:line-height="115%" fo:text-align="start" style:justify-single-word="false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WWNum1">
      <style:paragraph-properties fo:margin-left="0.5in" fo:margin-right="0in" fo:line-height="115%" fo:text-indent="-0.25in" style:auto-text-indent="false"/>
      <style:text-properties fo:font-size="11pt" officeooo:rsid="001dd58b" officeooo:paragraph-rsid="001dd58b" style:font-size-asian="11pt" style:font-size-complex="11pt"/>
    </style:style>
    <style:style style:name="P10" style:family="paragraph" style:parent-style-name="Standard" style:list-style-name="WWNum1">
      <style:paragraph-properties fo:margin-left="0.5in" fo:margin-right="0in" fo:line-height="115%" fo:text-indent="-0.25in" style:auto-text-indent="false"/>
      <style:text-properties fo:font-size="11pt" officeooo:rsid="001f6921" officeooo:paragraph-rsid="001f6921" style:font-size-asian="11pt" style:font-size-complex="11pt"/>
    </style:style>
    <style:style style:name="P11" style:family="paragraph" style:parent-style-name="Standard" style:list-style-name="WWNum1">
      <style:paragraph-properties fo:margin-left="0.5in" fo:margin-right="0in" fo:line-height="115%" fo:text-indent="-0.25in" style:auto-text-indent="false"/>
      <style:text-properties fo:font-size="11pt" officeooo:rsid="002662e3" officeooo:paragraph-rsid="002662e3" style:font-size-asian="11pt" style:font-size-complex="11pt"/>
    </style:style>
    <style:style style:name="P12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13" style:family="paragraph" style:parent-style-name="Standard">
      <style:paragraph-properties fo:line-height="115%"/>
      <style:text-properties fo:font-size="11pt" officeooo:paragraph-rsid="004c7c76" style:font-size-asian="11pt" style:font-size-complex="11pt"/>
    </style:style>
    <style:style style:name="P14" style:family="paragraph" style:parent-style-name="Standard">
      <style:paragraph-properties fo:line-height="115%"/>
      <style:text-properties fo:font-size="11pt" officeooo:paragraph-rsid="00525a52" style:font-size-asian="11pt" style:font-size-complex="11pt"/>
    </style:style>
    <style:style style:name="P15" style:family="paragraph" style:parent-style-name="Standard">
      <style:paragraph-properties fo:line-height="115%"/>
      <style:text-properties fo:font-size="11pt" officeooo:rsid="001670d3" officeooo:paragraph-rsid="00525a52" style:font-size-asian="11pt" style:font-size-complex="11pt"/>
    </style:style>
    <style:style style:name="P16" style:family="paragraph" style:parent-style-name="Standard" style:list-style-name="L1">
      <style:paragraph-properties fo:line-height="115%"/>
      <style:text-properties fo:font-size="11pt" fo:font-weight="bold" officeooo:rsid="002a55eb" officeooo:paragraph-rsid="002a55eb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paragraph-properties fo:line-height="115%"/>
      <style:text-properties fo:font-size="11pt" fo:font-weight="bold" officeooo:rsid="002e5ff6" officeooo:paragraph-rsid="002e5ff6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line-height="115%"/>
      <style:text-properties fo:font-size="11pt" fo:font-weight="bold" officeooo:rsid="00321d5b" officeooo:paragraph-rsid="00321d5b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/>
      <style:text-properties fo:font-size="11pt" fo:font-weight="bold" officeooo:rsid="0027d47b" officeooo:paragraph-rsid="0027d47b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15%"/>
      <style:text-properties fo:font-size="11pt" fo:font-weight="bold" officeooo:rsid="00354cd1" officeooo:paragraph-rsid="00354cd1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15%"/>
      <style:text-properties fo:font-size="11pt" fo:font-weight="bold" officeooo:rsid="0050a145" officeooo:paragraph-rsid="004c7c76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15%"/>
      <style:text-properties fo:font-size="11pt" fo:font-weight="bold" officeooo:rsid="0017d9cd" officeooo:paragraph-rsid="0017d9cd" style:font-size-asian="11pt" style:font-weight-asian="bold" style:font-size-complex="11pt"/>
    </style:style>
    <style:style style:name="P23" style:family="paragraph" style:parent-style-name="Standard">
      <style:paragraph-properties fo:line-height="115%"/>
      <style:text-properties fo:font-size="11pt" fo:font-weight="bold" style:font-size-asian="11pt" style:font-weight-asian="bold" style:font-size-complex="11pt"/>
    </style:style>
    <style:style style:name="P24" style:family="paragraph" style:parent-style-name="Standard" style:list-style-name="L2">
      <style:paragraph-properties fo:line-height="115%"/>
      <style:text-properties fo:font-size="11pt" fo:font-weight="normal" officeooo:rsid="0036e967" officeooo:paragraph-rsid="0036e967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15%"/>
      <style:text-properties fo:font-size="11pt" fo:font-weight="normal" officeooo:rsid="0017d9cd" officeooo:paragraph-rsid="0017d9c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115%"/>
      <style:text-properties fo:font-size="11pt" fo:font-weight="normal" officeooo:rsid="0046ae2d" officeooo:paragraph-rsid="00321d5b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115%" fo:text-align="center" style:justify-single-word="false"/>
      <style:text-properties officeooo:paragraph-rsid="0044e697"/>
    </style:style>
    <style:style style:name="P28" style:family="paragraph" style:parent-style-name="Standard">
      <style:paragraph-properties fo:line-height="115%"/>
    </style:style>
    <style:style style:name="P29" style:family="paragraph" style:parent-style-name="Standard">
      <style:paragraph-properties fo:line-height="115%"/>
      <style:text-properties officeooo:paragraph-rsid="004b3e84"/>
    </style:style>
    <style:style style:name="P30" style:family="paragraph" style:parent-style-name="Standard">
      <style:paragraph-properties fo:line-height="115%" fo:text-align="center" style:justify-single-word="false"/>
      <style:text-properties fo:font-size="9pt" style:font-size-asian="20pt" style:font-size-complex="20pt"/>
    </style:style>
    <style:style style:name="P31" style:family="paragraph" style:parent-style-name="Standard">
      <style:paragraph-properties fo:margin-left="0.5in" fo:margin-right="0in" fo:line-height="115%" fo:text-indent="-0.25in" style:auto-text-indent="false"/>
      <style:text-properties fo:font-size="9pt" officeooo:rsid="002662e3" officeooo:paragraph-rsid="002662e3" style:font-size-asian="11pt" style:font-size-complex="11pt"/>
    </style:style>
    <style:style style:name="T1" style:family="text">
      <style:text-properties fo:color="#1155cc" loext:opacity="100%"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ec382" style:font-weight-asian="bold" style:font-weight-complex="bold"/>
    </style:style>
    <style:style style:name="T5" style:family="text">
      <style:text-properties fo:font-weight="bold" officeooo:rsid="0050a145" style:font-weight-asian="bold" style:font-weight-complex="bold"/>
    </style:style>
    <style:style style:name="T6" style:family="text">
      <style:text-properties officeooo:rsid="00164c85"/>
    </style:style>
    <style:style style:name="T7" style:family="text">
      <style:text-properties officeooo:rsid="0019d199"/>
    </style:style>
    <style:style style:name="T8" style:family="text">
      <style:text-properties officeooo:rsid="001f858e"/>
    </style:style>
    <style:style style:name="T9" style:family="text">
      <style:text-properties officeooo:rsid="0023663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bb16e" style:font-weight-asian="normal" style:font-weight-complex="normal"/>
    </style:style>
    <style:style style:name="T12" style:family="text">
      <style:text-properties fo:font-weight="normal" officeooo:rsid="0030095a" style:font-weight-asian="normal" style:font-weight-complex="normal"/>
    </style:style>
    <style:style style:name="T13" style:family="text">
      <style:text-properties fo:font-weight="normal" officeooo:rsid="0031b87e" style:font-weight-asian="normal" style:font-weight-complex="normal"/>
    </style:style>
    <style:style style:name="T14" style:family="text">
      <style:text-properties fo:font-weight="normal" officeooo:rsid="00345248" style:font-weight-asian="normal" style:font-weight-complex="normal"/>
    </style:style>
    <style:style style:name="T15" style:family="text">
      <style:text-properties fo:font-weight="normal" officeooo:rsid="0046ae2d" style:font-weight-asian="normal" style:font-weight-complex="normal"/>
    </style:style>
    <style:style style:name="T16" style:family="text">
      <style:text-properties fo:font-weight="normal" officeooo:rsid="0050b8ba" style:font-weight-asian="normal" style:font-weight-complex="normal"/>
    </style:style>
    <style:style style:name="T17" style:family="text">
      <style:text-properties officeooo:rsid="0038b22f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44e697" style:font-size-asian="11pt" style:font-size-complex="11pt"/>
    </style:style>
    <style:style style:name="T20" style:family="text">
      <style:text-properties fo:font-size="11pt" fo:font-style="italic" style:font-size-asian="11pt" style:font-style-asian="italic" style:font-size-complex="11pt" style:font-style-complex="italic"/>
    </style:style>
    <style:style style:name="T21" style:family="text">
      <style:text-properties officeooo:rsid="003c2d57"/>
    </style:style>
    <style:style style:name="T22" style:family="text">
      <style:text-properties officeooo:rsid="0047104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7104c" style:font-style-asian="italic" style:font-style-complex="italic"/>
    </style:style>
    <style:style style:name="T25" style:family="text">
      <style:text-properties fo:font-style="italic" officeooo:rsid="0019d199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dfc6b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50b8ba" style:font-style-asian="italic" style:font-weight-asian="normal" style:font-style-complex="italic" style:font-weight-complex="normal"/>
    </style:style>
    <style:style style:name="T29" style:family="text">
      <style:text-properties officeooo:rsid="0048151d"/>
    </style:style>
    <style:style style:name="T30" style:family="text">
      <style:text-properties officeooo:rsid="00497c43"/>
    </style:style>
    <style:style style:name="T31" style:family="text">
      <style:text-properties officeooo:rsid="0050b8b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mb0hfqpy2vmx"/><text:span text:style-name="T6">Robert </text:span>Jack Helmer</text:p>
      <text:p text:style-name="P27"><text:span text:style-name="T18">919-359-0695 | </text:span><text:a xlink:type="simple" xlink:href="mailto:rhelmer@charlotte.edu" text:style-name="ListLabel_20_10" text:visited-style-name="ListLabel_20_10"><text:span text:style-name="T1">rhelmer@charlotte.edu</text:span></text:a><text:span text:style-name="T18"> | </text:span><text:a xlink:type="simple" xlink:href="http://www.linkedin.com/in/cltjack" text:style-name="Internet_20_link" text:visited-style-name="Visited_20_Internet_20_Link"><text:span text:style-name="T18">www.linkedin.com/in/</text:span><text:span text:style-name="T19">cltjack</text:span></text:a><text:span text:style-name="T19"> </text:span><text:span text:style-name="T18">| </text:span><text:a xlink:type="simple" xlink:href="https://github.com/C0uchpotato" text:style-name="Internet_20_link" text:visited-style-name="Visited_20_Internet_20_Link"><text:span text:style-name="T18">https://github.com/C0uchpotato</text:span></text:a></text:p>
      <text:p text:style-name="P30"/>
      <text:p text:style-name="P8">EDUCATION</text:p>
      <text:p text:style-name="P12">University of North Carolina at Charlotte (UNCC), Charlotte, NC <text:tab/><text:tab/><text:span text:style-name="T23"><text:tab/><text:tab/></text:span><text:span text:style-name="T24">March 2027</text:span></text:p>
      <text:p text:style-name="P12">Bachelor of Science in Computer Science | Concentration: Cyber Security </text:p>
      <text:p text:style-name="P15">GPA: 3.33<text:tab/></text:p>
      <text:p text:style-name="P14"/>
      <text:p text:style-name="P6">Honors</text:p>
      <text:p text:style-name="P15"><text:span text:style-name="T5">Eagle Scout </text:span><text:span text:style-name="T16">(Troop 422)</text:span><text:span text:style-name="T5"><text:tab/><text:tab/><text:tab/><text:tab/><text:tab/><text:tab/><text:tab/><text:tab/><text:tab/></text:span><text:span text:style-name="T28">Jan 2021</text:span><text:tab/><text:tab/><text:tab/><text:tab/><text:tab/><text:tab/><text:tab/><text:tab/></text:p>
      <text:p text:style-name="P28"/>
      <text:p text:style-name="P7">TECHNICAL SKILLS</text:p>
      <text:p text:style-name="P28">Languages: Bash Script, Python, Java</text:p>
      <text:p text:style-name="P28">Networking &amp; Security: <text:span text:style-name="T22">Router Configuration, DNS, </text:span><text:span text:style-name="T29">Network Security</text:span></text:p>
      <text:p text:style-name="P28">Foundational Concepts: <text:span text:style-name="T30">Object Oriented Programming</text:span></text:p>
      <text:p text:style-name="P28">Proficiency: Git, Nix, Linux Administration</text:p>
      <text:p text:style-name="P28"/>
      <text:p text:style-name="P2">WORK EXPERIENCE</text:p>
      <text:p text:style-name="P29"><text:span text:style-name="T3">YMCA Lifeguard</text:span><text:span text:style-name="T4">: </text:span><text:span text:style-name="T3">Clayton, NC </text:span><text:tab/><text:tab/><text:tab/><text:tab/><text:tab/><text:span text:style-name="T18"><text:tab/><text:tab/></text:span><text:span text:style-name="T20">Jan 2021 – Aug 2023</text:span></text:p>
      <text:list text:style-name="WWNum1">
        <text:list-item>
          <text:p text:style-name="P9">Implemented YMCA policies responsible for lowering the amount of emergency incidents</text:p>
        </text:list-item>
        <text:list-item>
          <text:p text:style-name="P10">Responded to <text:span text:style-name="T8">emergency incidents </text:span><text:span text:style-name="T9">involving emergency services</text:span></text:p>
        </text:list-item>
        <text:list-item>
          <text:p text:style-name="P11">Enacted plans to keep the pool and operating area in compliance with state requrements</text:p>
        </text:list-item>
      </text:list>
      <text:p text:style-name="P31"/>
      <text:p text:style-name="P3">PROJECTS</text:p>
      <text:p text:style-name="P19"><text:span text:style-name="T21">Storage and Networking with Unraid<text:tab/><text:tab/></text:span><text:tab/><text:tab/><text:tab/><text:tab/><text:span text:style-name="T26">Jan 2022 – Present</text:span></text:p>
      <text:list text:style-name="L1">
        <text:list-item>
          <text:p text:style-name="P16"><text:span text:style-name="T10">Established parity backed, </text:span><text:span text:style-name="T11">network accessible storage</text:span></text:p>
        </text:list-item>
        <text:list-item>
          <text:p text:style-name="P17"><text:span text:style-name="T11">I</text:span><text:span text:style-name="T10">mplemented tailscale and cloudflare </text:span><text:span text:style-name="T12">to ensure </text:span><text:span text:style-name="T13">uninterruptible</text:span><text:span text:style-name="T12"> access to hosted services</text:span></text:p>
        </text:list-item>
        <text:list-item>
          <text:p text:style-name="P18"><text:span text:style-name="T12">C</text:span><text:span text:style-name="T10">reated reproducible </text:span><text:span text:style-name="T14">programs through docker, complete with monitoring for uptime </text:span><text:span text:style-name="T15">and latency</text:span></text:p>
        </text:list-item>
      </text:list>
      <text:p text:style-name="P26"/>
      <text:p text:style-name="P20">ITCS 1212<text:tab/><text:tab/><text:tab/><text:tab/><text:tab/><text:tab/><text:tab/><text:tab/><text:tab/><text:tab/><text:span text:style-name="T27">Aug 2023 – Dec 2023</text:span></text:p>
      <text:list text:style-name="L2">
        <text:list-item>
          <text:p text:style-name="P24">Developed python scripts with the ability to parse, <text:span text:style-name="T17">mutate and analyze the contents of CSV files</text:span></text:p>
        </text:list-item>
      </text:list>
      <text:p text:style-name="P28"/>
      <text:p text:style-name="P4">STUDENT INVOLVEMENT</text:p>
      <text:p text:style-name="P22">Computer Science Learning Community</text:p>
      <text:p text:style-name="P25">Member<text:tab/><text:tab/><text:tab/><text:tab/><text:tab/><text:tab/><text:tab/><text:tab/><text:tab/> <text:tab/> <text:s text:c="2"/><text:span text:style-name="T25">Aug 2023 – Present</text:span></text:p>
      <text:p text:style-name="P12"><text:span text:style-name="T2">49th Security Division – UNC</text:span>C</text:p>
      <text:p text:style-name="P12">Member <text:tab/><text:tab/><text:tab/><text:tab/><text:tab/><text:tab/><text:tab/><text:tab/><text:tab/> <text:tab/> <text:span text:style-name="T23"><text:s text:c="2"/>Oct 2023 – Present</text:span></text:p>
      <text:p text:style-name="P23">Norm Robotics - UNCC</text:p>
      <text:p text:style-name="P13">Member <text:tab/><text:tab/><text:tab/><text:tab/><text:tab/><text:tab/><text:tab/><text:tab/><text:tab/> <text:tab/> <text:s text:c="2"/><text:span text:style-name="T23">Aug 2023 – Present</text:span></text:p>
      <text:p text:style-name="P21"><text:span text:style-name="T1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20%" fo:keep-together="always" fo:keep-with-next="always"/>
      <style:text-properties fo:color="#353744" loext:opacity="100%"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aper-tray-name="[From printer settings]" style:print-orientation="portrait" fo:margin-top="0.5in" fo:margin-bottom="0.5in" fo:margin-left="0.75in" fo:margin-right="0.7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02-22T12:33:17.419601736</dc:date>
    <meta:editing-duration>PT8H10M39S</meta:editing-duration>
    <meta:editing-cycles>17</meta:editing-cycles>
    <meta:document-statistic meta:table-count="0" meta:image-count="0" meta:object-count="0" meta:page-count="1" meta:paragraph-count="32" meta:word-count="201" meta:character-count="1511" meta:non-whitespace-character-count="1258"/>
  </office:meta>
</office:document-meta>
</file>